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NewRomanPS" svg:font-family="TimesNewRomanPS"/>
    <style:font-face style:name="TimesNewRomanPSMT" svg:font-family="TimesNewRomanPSM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df30"/>
    </style:style>
    <style:style style:name="P2" style:family="paragraph" style:parent-style-name="Standard">
      <style:text-properties officeooo:rsid="000edf30" officeooo:paragraph-rsid="000edf30"/>
    </style:style>
    <style:style style:name="P3" style:family="paragraph" style:parent-style-name="Standard">
      <style:text-properties officeooo:paragraph-rsid="000edf30"/>
    </style:style>
    <style:style style:name="P4" style:family="paragraph" style:parent-style-name="Text_20_body">
      <style:text-properties officeooo:rsid="000edf30"/>
    </style:style>
    <style:style style:name="P5" style:family="paragraph" style:parent-style-name="Text_20_body">
      <style:text-properties officeooo:rsid="000edf30" officeooo:paragraph-rsid="000edf30"/>
    </style:style>
    <style:style style:name="P6" style:family="paragraph" style:parent-style-name="Text_20_body">
      <style:text-properties fo:font-weight="bold" officeooo:rsid="000edf30" officeooo:paragraph-rsid="000edf30" style:font-weight-asian="bold" style:font-weight-complex="bold"/>
    </style:style>
    <style:style style:name="P7" style:family="paragraph" style:parent-style-name="Text_20_body">
      <style:text-properties fo:font-weight="bold" officeooo:rsid="000edf30" officeooo:paragraph-rsid="00155c5f" style:font-weight-asian="bold" style:font-weight-complex="bold"/>
    </style:style>
    <style:style style:name="P8" style:family="paragraph" style:parent-style-name="Text_20_body">
      <style:text-properties officeooo:rsid="00113010" officeooo:paragraph-rsid="00113010"/>
    </style:style>
    <style:style style:name="P9" style:family="paragraph" style:parent-style-name="Text_20_body">
      <style:text-properties officeooo:rsid="00113010" officeooo:paragraph-rsid="0012ef2a"/>
    </style:style>
    <style:style style:name="P10" style:family="paragraph" style:parent-style-name="Text_20_body">
      <style:text-properties fo:font-style="italic" officeooo:rsid="0012ef2a" officeooo:paragraph-rsid="0012ef2a" style:font-style-asian="italic" style:font-style-complex="italic"/>
    </style:style>
    <style:style style:name="P11" style:family="paragraph" style:parent-style-name="Text_20_body">
      <style:text-properties style:text-underline-style="solid" style:text-underline-type="double" style:text-underline-width="auto" style:text-underline-color="font-color" officeooo:rsid="00113010" officeooo:paragraph-rsid="00113010"/>
    </style:style>
    <style:style style:name="P12" style:family="paragraph" style:parent-style-name="Text_20_body">
      <style:text-properties style:font-name="TimesNewRomanPSMT" fo:font-size="12pt" fo:font-weight="normal" officeooo:rsid="000edf30" officeooo:paragraph-rsid="00155c5f" style:font-weight-asian="normal" style:font-weight-complex="normal"/>
    </style:style>
    <style:style style:name="P13" style:family="paragraph" style:parent-style-name="Text_20_body">
      <style:text-properties fo:font-weight="normal" officeooo:rsid="000edf30" officeooo:paragraph-rsid="00155c5f" style:font-weight-asian="normal" style:font-weight-complex="normal"/>
    </style:style>
    <style:style style:name="P14" style:family="paragraph" style:parent-style-name="Text_20_body" style:master-page-name="">
      <style:paragraph-properties style:page-number="auto"/>
      <style:text-properties style:font-name="TimesNewRomanPSMT" fo:font-size="12pt" fo:font-weight="normal" officeooo:rsid="000edf30" officeooo:paragraph-rsid="00155c5f" style:font-weight-asian="normal" style:font-weight-complex="normal"/>
    </style:style>
    <style:style style:name="P15"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officeooo:rsid="00113010" officeooo:paragraph-rsid="00113010"/>
    </style:style>
    <style:style style:name="P16"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weight="normal" officeooo:rsid="0016cea7" officeooo:paragraph-rsid="0016cea7" style:font-weight-asian="normal" style:font-weight-complex="normal"/>
    </style:style>
    <style:style style:name="P17"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weight="normal" officeooo:rsid="00182f57" officeooo:paragraph-rsid="00182f57" style:font-weight-asian="normal" style:font-weight-complex="normal"/>
    </style:style>
    <style:style style:name="P18"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weight="normal" officeooo:rsid="001a3090" officeooo:paragraph-rsid="001a3090" style:font-weight-asian="normal" style:font-weight-complex="normal"/>
    </style:style>
    <style:style style:name="P19"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style="italic" fo:font-weight="normal" officeooo:rsid="0016cea7" officeooo:paragraph-rsid="0016cea7" style:font-style-asian="italic" style:font-weight-asian="normal" style:font-style-complex="italic" style:font-weight-complex="normal"/>
    </style:style>
    <style:style style:name="P20"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officeooo:rsid="0014752f" officeooo:paragraph-rsid="0014752f"/>
    </style:style>
    <style:style style:name="P21"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officeooo:rsid="0012ef2a" officeooo:paragraph-rsid="0012ef2a"/>
    </style:style>
    <style:style style:name="P22" style:family="paragraph" style:parent-style-name="Text_20_body">
      <style:paragraph-properties fo:margin-left="0.5in" fo:margin-right="0in" fo:margin-top="0in" fo:margin-bottom="0.0972in" loext:contextual-spacing="false" fo:line-height="120%" fo:text-indent="0in" style:auto-text-indent="false"/>
      <style:text-properties style:font-name="TimesNewRomanPSMT" fo:font-size="12pt" fo:font-weight="normal" officeooo:rsid="0016cea7" officeooo:paragraph-rsid="0016cea7" style:font-weight-asian="normal" style:font-weight-complex="normal"/>
    </style:style>
    <style:style style:name="P23" style:family="paragraph" style:parent-style-name="Text_20_body">
      <style:paragraph-properties fo:margin-left="0.5in" fo:margin-right="0in" fo:margin-top="0in" fo:margin-bottom="0.0972in" loext:contextual-spacing="false" fo:line-height="120%" fo:text-indent="0in" style:auto-text-indent="false"/>
      <style:text-properties style:font-name="TimesNewRomanPSMT" fo:font-size="12pt" fo:font-weight="normal" officeooo:rsid="00181a10" officeooo:paragraph-rsid="00181a10" style:font-weight-asian="normal" style:font-weight-complex="normal"/>
    </style:style>
    <style:style style:name="P24" style:family="paragraph" style:parent-style-name="Text_20_body">
      <style:paragraph-properties fo:margin-left="0.5in" fo:margin-right="0in" fo:margin-top="0in" fo:margin-bottom="0.0972in" loext:contextual-spacing="false" fo:line-height="120%" fo:text-indent="0in" style:auto-text-indent="false"/>
      <style:text-properties officeooo:rsid="0012ef2a" officeooo:paragraph-rsid="0012ef2a"/>
    </style:style>
    <style:style style:name="P25" style:family="paragraph" style:parent-style-name="Text_20_body" style:master-page-name="">
      <style:paragraph-properties fo:margin-left="0in" fo:margin-right="0in" fo:margin-top="0in" fo:margin-bottom="0.0972in" loext:contextual-spacing="false" fo:line-height="120%" fo:text-indent="0in" style:auto-text-indent="false" style:page-number="auto"/>
      <style:text-properties style:font-name="TimesNewRomanPSMT" fo:font-size="12pt" fo:font-weight="normal" officeooo:rsid="0016cea7" officeooo:paragraph-rsid="0016cea7" style:font-weight-asian="normal" style:font-weight-complex="normal"/>
    </style:style>
    <style:style style:name="P26" style:family="paragraph" style:parent-style-name="Text_20_body" style:master-page-name="">
      <style:paragraph-properties fo:margin-left="0in" fo:margin-right="0in" fo:margin-top="0in" fo:margin-bottom="0.0972in" loext:contextual-spacing="false" fo:line-height="120%" fo:text-indent="0in" style:auto-text-indent="false" style:page-number="auto"/>
      <style:text-properties style:font-name="TimesNewRomanPSMT" fo:font-size="12pt" officeooo:paragraph-rsid="00181a10"/>
    </style:style>
    <style:style style:name="P27" style:family="paragraph" style:parent-style-name="Text_20_body">
      <style:paragraph-properties fo:margin-left="0in" fo:margin-right="0in" fo:margin-top="0in" fo:margin-bottom="0.0972in" loext:contextual-spacing="false" fo:line-height="120%" fo:text-indent="0in" style:auto-text-indent="false"/>
      <style:text-properties style:font-name="TimesNewRomanPSMT" fo:font-size="12pt" fo:font-weight="normal" officeooo:rsid="0016cea7" officeooo:paragraph-rsid="0016cea7" style:font-weight-asian="normal" style:font-weight-complex="normal"/>
    </style:style>
    <style:style style:name="P28" style:family="paragraph" style:parent-style-name="Standard">
      <style:text-properties officeooo:rsid="000edf30" officeooo:paragraph-rsid="001a89ce"/>
    </style:style>
    <style:style style:name="P29" style:family="paragraph" style:parent-style-name="Standard" style:list-style-name="L1">
      <style:text-properties officeooo:paragraph-rsid="001a89ce"/>
    </style:style>
    <style:style style:name="P30" style:family="paragraph" style:parent-style-name="Text_20_body">
      <style:paragraph-properties fo:margin-left="0.5in" fo:margin-right="0in" fo:margin-top="0in" fo:margin-bottom="0.0972in" loext:contextual-spacing="false" fo:line-height="120%" fo:text-indent="0in" style:auto-text-indent="false"/>
      <style:text-properties fo:font-style="normal" officeooo:rsid="00113010" officeooo:paragraph-rsid="00113010" style:font-style-asian="normal" style:font-style-complex="normal"/>
    </style:style>
    <style:style style:name="P31"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weight="normal" officeooo:rsid="00191922" officeooo:paragraph-rsid="00181a10" style:font-weight-asian="normal" style:font-weight-complex="normal"/>
    </style:style>
    <style:style style:name="P32"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TimesNewRomanPSMT" fo:font-size="12pt" fo:font-weight="normal" officeooo:rsid="001a4100" officeooo:paragraph-rsid="001a4100" style:font-weight-asian="normal" style:font-weight-complex="normal"/>
    </style:style>
    <style:style style:name="P33" style:family="paragraph" style:parent-style-name="Text_20_body">
      <style:text-properties style:font-name="TimesNewRomanPSMT" fo:font-size="12pt" fo:font-weight="normal" officeooo:rsid="000edf30" officeooo:paragraph-rsid="00155c5f"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82f57" style:font-style-asian="italic" style:font-style-complex="italic"/>
    </style:style>
    <style:style style:name="T3" style:family="text">
      <style:text-properties officeooo:rsid="0010a13a"/>
    </style:style>
    <style:style style:name="T4" style:family="text">
      <style:text-properties fo:font-style="normal" style:font-style-asian="normal" style:font-style-complex="normal"/>
    </style:style>
    <style:style style:name="T5" style:family="text">
      <style:text-properties fo:font-style="normal" officeooo:rsid="00182f57" style:font-style-asian="normal" style:font-style-complex="normal"/>
    </style:style>
    <style:style style:name="T6" style:family="text">
      <style:text-properties fo:font-style="normal" officeooo:rsid="001901c6" style:font-style-asian="normal" style:font-style-complex="normal"/>
    </style:style>
    <style:style style:name="T7" style:family="text">
      <style:text-properties officeooo:rsid="00155c5f"/>
    </style:style>
    <style:style style:name="T8" style:family="text">
      <style:text-properties style:font-name="TimesNewRomanPSMT" fo:font-size="12pt"/>
    </style:style>
    <style:style style:name="T9" style:family="text">
      <style:text-properties fo:font-weight="normal" officeooo:rsid="00181a10" style:font-weight-asian="normal" style:font-weight-complex="normal"/>
    </style:style>
    <style:style style:name="T10" style:family="text">
      <style:text-properties style:font-name="TimesNewRomanPS" fo:font-size="12pt" fo:font-style="italic"/>
    </style:style>
    <style:style style:name="T11" style:family="text">
      <style:text-properties officeooo:rsid="00182f57"/>
    </style:style>
    <style:style style:name="T12" style:family="text">
      <style:text-properties officeooo:rsid="001a89ce"/>
    </style:style>
    <style:style style:name="T13" style:family="text">
      <style:text-properties officeooo:rsid="000edf30"/>
    </style:style>
    <text:list-style style:name="L1">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2"><text:s/>We are pleased to submit a revised version of our manuscript C<text:span text:style-name="T1">ultural Incubators and Spread of Innovation</text:span> authored by myself and Mark Lake for consideration for publication in the Human Biology special issue “Approaches to Modeling Demic and Cultural Diffusion”. </text:p>
      <text:p text:style-name="P2"/>
      <text:p text:style-name="P28">We addressed all the key points and issues raised by the two reviewers, which we believe significantly improved the quality of the paper. In particular, we:</text:p>
      <text:p text:style-name="P28"/>
      <text:list xml:id="list1090821038163979129" text:style-name="L1">
        <text:list-item>
          <text:p text:style-name="P29"><text:span text:style-name="T13">clarified the descriptions of our model</text:span></text:p>
        </text:list-item>
        <text:list-item>
          <text:p text:style-name="P29"><text:span text:style-name="T12">eliminated the “payoff-weighted” model and introduced the “copy-if-better” model</text:span></text:p>
        </text:list-item>
        <text:list-item>
          <text:p text:style-name="P29"><text:span text:style-name="T12">revised and checked the figures and their caption;</text:span></text:p>
        </text:list-item>
        <text:list-item>
          <text:p text:style-name="P29"><text:span text:style-name="T12">addressed the issue pertaining the use of the term “effective population size”. </text:span></text:p>
        </text:list-item>
      </text:list>
      <text:p text:style-name="P2"/>
      <text:p text:style-name="P2">Please find below our point by point responses to the two reviewers. The key points are typeset justified against the left margin and our responses are indented (with the salient points emboldened).</text:p>
      <text:p text:style-name="P3"/>
      <text:p text:style-name="P4">Yours faithfully,</text:p>
      <text:p text:style-name="P5">Enrico Crema <text:s/><text:span text:style-name="T3">&amp; </text:span>Mark Lake</text:p>
      <text:p text:style-name="P5"/>
      <text:p text:style-name="P6">Reviewer #1 </text:p>
      <text:p text:style-name="P8">“ (Page 19) k is only mentioned in “c. Copy-the-best” but when reading on it transpired that k was affecting all of the learning biases. Include k in each description, assuming this is the case. Also, specify here whether the focal agent is included in k (it’s in a footnote later on but really should be here)”</text:p>
      <text:p text:style-name="P15">We added a new paragraph on page 25-26 which clarifies our definition of <text:span text:style-name="T1">k </text:span><text:span text:style-name="T4">and its relationship to the existing literature. Also following the suggestion of the reviewers, <text:s/></text:span><text:span text:style-name="T1">k</text:span><text:span text:style-name="T4"> now does not include the focal agent. </text:span></text:p>
      <text:p text:style-name="P30"/>
      <text:p text:style-name="P8">“page 22: I didn’t follow the results of experiment 1 at all....”</text:p>
      <text:p text:style-name="P10">also</text:p>
      <text:p text:style-name="P9"><text:s/>“Similarly for the probability term for Copy-with-weighted-payoff given on <text:span text:style-name="T4">p.23: why does sigma not affect this probability?”</text:span></text:p>
      <text:p text:style-name="P21">We revised our equation for the unbiased transmission, while we entirely dropped our second model (payoff-weighted model) and explored instead a “copy-if-better” model, which however does not have an analytical solution. The reason behind this change was dictated by one of the points raised by the second reviewer concerning the relevance of the evaluation stage in social learning. We believe that this model is more interesting than the <text:s/>payoff-weighted model, and sits nicely between unbiased learning and “copy-the-best” model. </text:p>
      <text:p text:style-name="P24"/>
      <text:p text:style-name="P24"><text:soft-page-break/></text:p>
      <text:p text:style-name="P8"/>
      <text:p text:style-name="P11"/>
      <text:p text:style-name="P8">“ I don’t think the figure 4 caption applies to the actual figure 4 (the colors don’t correspond to the learning rules, contrary to the caption). I think that what is referred to in the text on p.26 as figure 5 should actually be figure 4. However I found this figure difficult to interpret, because sigma is varying both via the color and also along the x-axis. Is <text:s/>there a better way of illustrating this?</text:p>
      <text:p text:style-name="P20">Figure 4 has now been removed, as well as parameter sweeps for our parameter <text:span text:style-name="T1">z</text:span><text:span text:style-name="T4"> in the experiment design, which the plot was representing. <text:s/>We believe that the exploration of </text:span><text:span text:style-name="T1">z</text:span><text:span text:style-name="T4"> (the frequency of social learning) was not relevant for the key message of the paper, and instead opted for exploring different settings of N, following reviewer #2's suggestion.</text:span></text:p>
      <text:p text:style-name="P7">Reviewer #<text:span text:style-name="T7">2</text:span></text:p>
      <text:p text:style-name="P7"/>
      <text:p text:style-name="P12">“In my opinion, this paper generally confuses the size of the subset of skilled individuals that could potentially serve as a teacher for a naïve individual (the size of that subset is represented by k) and the concept of the effective size of the entire population (which should be represented by Ne).”</text:p>
      <text:p text:style-name="P16">We agree with reviewer #2, <text:span text:style-name="T11">and we rectified this throughout the paper. We now exclusively refer to census population (N) and sample pool of social teachers (k). We also modified our experiment design to assess the effect of change in </text:span><text:span text:style-name="T2">N</text:span><text:span text:style-name="T5"> as well. </text:span></text:p>
      <text:p text:style-name="P22"/>
      <text:p text:style-name="P25">“Unless I have misunderstood something, the equation presented at the bottom of page 22 is incorrect. While it works when z=1 (and it is noted that z=1 in the first experiment), it does not work for 0&lt;z&lt;1. This means that the equation on page 23 is probably also incorrect. The authors should double-check their math against my admittedly off the cuff calculations below.”</text:p>
      <text:p text:style-name="P19"><text:span text:style-name="T5">As mentioned </text:span><text:span text:style-name="T6">earlier</text:span><text:span text:style-name="T5">, we </text:span><text:span text:style-name="T6">removed the payoff-weighted model, and introduced a new model (copy-if-better). We have now only one equation for to the unbiased model, while we obtained the probability of loss for the other models exclusively via simulation.</text:span></text:p>
      <text:p text:style-name="P27">“A bigger problem may be that all three equations assume that the innovator is the only one in the population with the currently best cultural variant.”</text:p>
      <text:p text:style-name="P17">We modified all equations to incorporate the effect of convergent evolution. Also, following the reviewer's suggestion the probabilities are no longer the loss of the trait for the innovator, but the loss of the trait in the entire population. </text:p>
      <text:p text:style-name="P23"/>
      <text:p text:style-name="P26"><text:span text:style-name="T9">“ 'Baldini (2012) has demonstrated that - perhaps counter-intuitively - they are also biased towards rare traits, with the effect that they can perform less well than unbiased learning when the optimal trait is common.' <text:s/></text:span>How does that work? Maybe it would be useful to the reader to provide 1 or 2 more sentences here to better summarize this work by Baldini. “</text:p>
      <text:p text:style-name="P31"><text:soft-page-break/>We extended our literature review summarising in detail relevant studies such as Baldini's work.</text:p>
      <text:p text:style-name="P23"/>
      <text:p text:style-name="P14">This evaluative stage is something quite different from the other mechanisms of cultural transmission tested here. So copy-the-best, is not just different in who is targeted to learn from but also in whether or not the targeted g is ultimately adopted. </text:p>
      <text:p text:style-name="P18">Indeed we think this is a quite interesting point that we thought deserve a proper exploration. The new “copy-if-better” model integrates the evaluation stage but keeps the random selection of the social teacher, and hence better placed between unbiased transmission (random selection / no evaluation) and copy-the-best (non-random selection/evaluation).</text:p>
      <text:p text:style-name="P13"/>
      <text:p text:style-name="P13"><text:span text:style-name="T8">“Page 22: “...The latter is measured as the median value of </text:span><text:span text:style-name="T10">g</text:span><text:span text:style-name="T8">...” Why not use the mean? Are the g values distributed non-normally at the end of the run?”</text:span></text:p>
      <text:p text:style-name="P32">Albeit we found almost no difference between median and average, hence we now opted for mean as a more conventional summary statistic.</text:p>
      <text:p text:style-name="P13"/>
      <text:p text:style-name="P13"/>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NewRomanPS" svg:font-family="TimesNewRomanPS"/>
    <style:font-face style:name="TimesNewRomanPSMT" svg:font-family="TimesNewRomanPSM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co Crema</meta:initial-creator>
    <meta:creation-date>2015-04-11T15:16:13.772649000</meta:creation-date>
    <meta:generator>LibreOffice/4.3.5.2$MacOSX_x86 LibreOffice_project/3a87456aaa6a95c63eea1c1b3201acedf0751bd5</meta:generator>
    <dc:date>2015-04-11T23:22:02.806340000</dc:date>
    <dc:creator>Enrico Ryunosuke Crema</dc:creator>
    <meta:editing-duration>PT6H11M36S</meta:editing-duration>
    <meta:editing-cycles>12</meta:editing-cycles>
    <meta:document-statistic meta:table-count="0" meta:image-count="0" meta:object-count="0" meta:page-count="3" meta:paragraph-count="32" meta:word-count="966" meta:character-count="5880" meta:non-whitespace-character-count="4934"/>
  </office:meta>
</office:document-meta>
</file>